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25af"/>
    </style:style>
    <style:style style:name="P2" style:family="paragraph" style:parent-style-name="Standard">
      <style:text-properties officeooo:paragraph-rsid="001be3df"/>
    </style:style>
    <style:style style:name="P3" style:family="paragraph" style:parent-style-name="Standard">
      <style:text-properties fo:font-size="15pt" fo:font-weight="bold" officeooo:rsid="0015da7e" officeooo:paragraph-rsid="001517e6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5da7e" officeooo:paragraph-rsid="0015da7e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517e6" officeooo:paragraph-rsid="001517e6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a25af" officeooo:paragraph-rsid="001a25af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1517e6" officeooo:paragraph-rsid="001517e6"/>
    </style:style>
    <style:style style:name="P8" style:family="paragraph" style:parent-style-name="Standard">
      <style:text-properties officeooo:rsid="0015c1d4" officeooo:paragraph-rsid="0015da7e"/>
    </style:style>
    <style:style style:name="P9" style:family="paragraph" style:parent-style-name="Standard">
      <style:text-properties officeooo:rsid="0015da7e" officeooo:paragraph-rsid="0015c1d4"/>
    </style:style>
    <style:style style:name="P10" style:family="paragraph" style:parent-style-name="Standard">
      <style:text-properties fo:font-weight="bold" officeooo:rsid="0015da7e" officeooo:paragraph-rsid="0015da7e" style:font-weight-asian="bold" style:font-weight-complex="bold"/>
    </style:style>
    <style:style style:name="P11" style:family="paragraph" style:parent-style-name="Standard">
      <style:text-properties fo:font-weight="bold" officeooo:rsid="0017f613" officeooo:paragraph-rsid="0017f613" style:font-weight-asian="bold" style:font-weight-complex="bold"/>
    </style:style>
    <style:style style:name="P12" style:family="paragraph" style:parent-style-name="Standard">
      <style:text-properties officeooo:rsid="00173f21" officeooo:paragraph-rsid="00173f21"/>
    </style:style>
    <style:style style:name="P13" style:family="paragraph" style:parent-style-name="Standard">
      <style:text-properties officeooo:rsid="00173f21" officeooo:paragraph-rsid="0020e61a"/>
    </style:style>
    <style:style style:name="P14" style:family="paragraph" style:parent-style-name="Standard">
      <style:text-properties officeooo:rsid="0017f613" officeooo:paragraph-rsid="0017f613"/>
    </style:style>
    <style:style style:name="P15" style:family="paragraph" style:parent-style-name="Standard">
      <style:text-properties officeooo:rsid="00184522" officeooo:paragraph-rsid="00184522"/>
    </style:style>
    <style:style style:name="P16" style:family="paragraph" style:parent-style-name="Standard">
      <style:text-properties fo:font-weight="normal" officeooo:rsid="00184522" officeooo:paragraph-rsid="00184522" style:font-weight-asian="normal" style:font-weight-complex="normal"/>
    </style:style>
    <style:style style:name="P17" style:family="paragraph" style:parent-style-name="Standard">
      <style:text-properties fo:font-weight="normal" officeooo:rsid="0017f613" officeooo:paragraph-rsid="0017f613" style:font-weight-asian="normal" style:font-weight-complex="normal"/>
    </style:style>
    <style:style style:name="P18" style:family="paragraph" style:parent-style-name="Standard">
      <style:text-properties officeooo:rsid="001f5020" officeooo:paragraph-rsid="001be3df"/>
    </style:style>
    <style:style style:name="P19" style:family="paragraph" style:parent-style-name="Standard">
      <style:text-properties officeooo:rsid="001be3df" officeooo:paragraph-rsid="001be3df"/>
    </style:style>
    <style:style style:name="P20" style:family="paragraph" style:parent-style-name="Standard">
      <style:text-properties fo:font-weight="bold" officeooo:rsid="0025c271" officeooo:paragraph-rsid="0025c271" style:font-weight-asian="bold" style:font-weight-complex="bold"/>
    </style:style>
    <style:style style:name="P21" style:family="paragraph" style:parent-style-name="Standard">
      <style:text-properties fo:font-weight="bold" officeooo:rsid="0025c271" officeooo:paragraph-rsid="0028c4dd" style:font-weight-asian="bold" style:font-weight-complex="bold"/>
    </style:style>
    <style:style style:name="P22" style:family="paragraph" style:parent-style-name="Standard">
      <style:text-properties officeooo:rsid="0020e61a" officeooo:paragraph-rsid="0020e61a"/>
    </style:style>
    <style:style style:name="P23" style:family="paragraph" style:parent-style-name="Standard">
      <style:text-properties officeooo:rsid="0023b118" officeooo:paragraph-rsid="0023b118"/>
    </style:style>
    <style:style style:name="P24" style:family="paragraph" style:parent-style-name="Standard">
      <style:text-properties officeooo:rsid="00213400" officeooo:paragraph-rsid="00213400"/>
    </style:style>
    <style:style style:name="P25" style:family="paragraph" style:parent-style-name="Standard">
      <style:text-properties officeooo:rsid="00213400" officeooo:paragraph-rsid="00245923"/>
    </style:style>
    <style:style style:name="P26" style:family="paragraph" style:parent-style-name="Standard">
      <style:text-properties fo:font-weight="normal" officeooo:rsid="0025c271" officeooo:paragraph-rsid="0028c4dd" style:font-weight-asian="normal" style:font-weight-complex="normal"/>
    </style:style>
    <style:style style:name="P27" style:family="paragraph" style:parent-style-name="Standard">
      <style:text-properties fo:font-weight="normal" officeooo:rsid="0025c271" officeooo:paragraph-rsid="0032e1ed" style:font-weight-asian="normal" style:font-weight-complex="normal"/>
    </style:style>
    <style:style style:name="P28" style:family="paragraph" style:parent-style-name="Standard">
      <style:text-properties fo:font-weight="normal" officeooo:rsid="00184522" officeooo:paragraph-rsid="00184522" style:font-weight-asian="normal" style:font-weight-complex="normal"/>
    </style:style>
    <style:style style:name="P29" style:family="paragraph" style:parent-style-name="Standard">
      <style:text-properties officeooo:rsid="0015c1d4" officeooo:paragraph-rsid="002c0bd4"/>
    </style:style>
    <style:style style:name="P30" style:family="paragraph" style:parent-style-name="Standard">
      <style:text-properties officeooo:rsid="0015c1d4" officeooo:paragraph-rsid="0015da7e"/>
    </style:style>
    <style:style style:name="P31" style:family="paragraph" style:parent-style-name="Standard">
      <style:text-properties fo:font-size="12pt" fo:font-weight="normal" officeooo:rsid="0015c1d4" officeooo:paragraph-rsid="002c0bd4" style:font-size-asian="12pt" style:font-weight-asian="normal" style:font-size-complex="12pt" style:font-weight-complex="normal"/>
    </style:style>
    <style:style style:name="P32" style:family="paragraph" style:parent-style-name="Standard">
      <style:text-properties officeooo:rsid="00184522" officeooo:paragraph-rsid="00184522"/>
    </style:style>
    <style:style style:name="P33" style:family="paragraph" style:parent-style-name="Standard">
      <style:text-properties officeooo:rsid="00184522" officeooo:paragraph-rsid="00309ffd"/>
    </style:style>
    <style:style style:name="P34" style:family="paragraph" style:parent-style-name="Standard">
      <style:text-properties officeooo:rsid="00184522" officeooo:paragraph-rsid="0032829b"/>
    </style:style>
    <style:style style:name="P35" style:family="paragraph" style:parent-style-name="Standard">
      <style:text-properties officeooo:rsid="00184522" officeooo:paragraph-rsid="003488c1"/>
    </style:style>
    <style:style style:name="P36" style:family="paragraph" style:parent-style-name="Standard">
      <style:text-properties officeooo:rsid="0017f613" officeooo:paragraph-rsid="0032829b"/>
    </style:style>
    <style:style style:name="P37" style:family="paragraph" style:parent-style-name="Standard">
      <style:text-properties officeooo:rsid="00173f21" officeooo:paragraph-rsid="0032829b"/>
    </style:style>
    <style:style style:name="T1" style:family="text">
      <style:text-properties officeooo:rsid="001517e6"/>
    </style:style>
    <style:style style:name="T2" style:family="text">
      <style:text-properties officeooo:rsid="001a25af"/>
    </style:style>
    <style:style style:name="T3" style:family="text">
      <style:text-properties officeooo:rsid="001a582d"/>
    </style:style>
    <style:style style:name="T4" style:family="text">
      <style:text-properties officeooo:rsid="001a68cf"/>
    </style:style>
    <style:style style:name="T5" style:family="text">
      <style:text-properties officeooo:rsid="001be3df"/>
    </style:style>
    <style:style style:name="T6" style:family="text">
      <style:text-properties officeooo:rsid="001f5020"/>
    </style:style>
    <style:style style:name="T7" style:family="text">
      <style:text-properties officeooo:rsid="0020e61a"/>
    </style:style>
    <style:style style:name="T8" style:family="text">
      <style:text-properties officeooo:rsid="00213400"/>
    </style:style>
    <style:style style:name="T9" style:family="text">
      <style:text-properties officeooo:rsid="0028c4dd"/>
    </style:style>
    <style:style style:name="T10" style:family="text">
      <style:text-properties officeooo:rsid="002c0bd4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2c0bd4" style:font-size-asian="15pt" style:font-weight-asian="bold" style:font-size-complex="15pt" style:font-weight-complex="bold"/>
    </style:style>
    <style:style style:name="T13" style:family="text">
      <style:text-properties officeooo:rsid="002eb462"/>
    </style:style>
    <style:style style:name="T14" style:family="text">
      <style:text-properties officeooo:rsid="00309ffd"/>
    </style:style>
    <style:style style:name="T15" style:family="text">
      <style:text-properties officeooo:rsid="003212ee"/>
    </style:style>
    <style:style style:name="T16" style:family="text">
      <style:text-properties officeooo:rsid="0032829b"/>
    </style:style>
    <style:style style:name="T17" style:family="text">
      <style:text-properties officeooo:rsid="0032e1ed"/>
    </style:style>
    <style:style style:name="T18" style:family="text">
      <style:text-properties officeooo:rsid="003488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Novo sistema de atendimento da Prefeitura de Fortaleza</text:p>
      <text:p text:style-name="P5"/>
      <text:p text:style-name="P5">Descrição do sistema</text:p>
      <text:p text:style-name="P7"/>
      <text:p text:style-name="P1"><text:span text:style-name="T2">O </text:span><text:span text:style-name="T3">sistema tem como principal função melhorar e agilizar o atendimento ao público, com emissão de senhas através de um painel de TV. Melhorando assim a comodidade enquanto espera ser atendido. </text:span><text:span text:style-name="T4">Em termos de usabilidade o sistema atende as necessidades de pessoas surdas-mudas mostrando no painel e emitindo som</text:span><text:span text:style-name="T1"> </text:span><text:span text:style-name="T4">para pessoas cegas. Em termos administrativos, o sistema possibilita a emissão de relatórios semanais e mensais para que o gerente e outras pessoas interessadas possam tomar ciência do número de atendimentos ocorrido.</text:span></text:p>
      <text:p text:style-name="P7"/>
      <text:p text:style-name="P7"/>
      <text:p text:style-name="P7"/>
      <text:p text:style-name="P8"><text:span text:style-name="T11">Casos de uso</text:span></text:p>
      <text:p text:style-name="P8"><text:span text:style-name="T12"/></text:p>
      <text:p text:style-name="P31"><text:span text:style-name="T10">- - - <text:s/>- - - <text:s/>- - - <text:s/>-</text:span></text:p>
      <text:p text:style-name="P29"><text:span text:style-name="T10"/></text:p>
      <text:p text:style-name="P29"><text:span text:style-name="T10"/></text:p>
      <text:p text:style-name="P8"/>
      <text:p text:style-name="P4">Descrição dos casos de uso</text:p>
      <text:p text:style-name="P9"/>
      <text:p text:style-name="P10">Gerente</text:p>
      <text:p text:style-name="P20"/>
      <text:p text:style-name="P27"><text:span text:style-name="T13">fechar </text:span><text:span text:style-name="T16">guichê</text:span></text:p>
      <text:p text:style-name="P27"><text:span text:style-name="T13">- fecha </text:span><text:span text:style-name="T17">o</text:span><text:span text:style-name="T13">s </text:span><text:span text:style-name="T16">guichê</text:span><text:span text:style-name="T13"> caso algum atendente tenha deixado aberta</text:span></text:p>
      <text:p text:style-name="P20"/>
      <text:p text:style-name="P26"><text:span text:style-name="T9">adicionar local</text:span></text:p>
      <text:p text:style-name="P26"><text:span text:style-name="T9">- adiciona o local atual do sistema de atendimento</text:span></text:p>
      <text:p text:style-name="P26"><text:span text:style-name="T9"/></text:p>
      <text:p text:style-name="P26"><text:span text:style-name="T9">excluir local</text:span></text:p>
      <text:p text:style-name="P26"><text:span text:style-name="T9">- exclui local do sistema de atendimento</text:span></text:p>
      <text:p text:style-name="P21"><text:span text:style-name="T9"/></text:p>
      <text:p text:style-name="P12">abr<text:span text:style-name="T14">ir</text:span> local</text:p>
      <text:p text:style-name="P37"><text:span text:style-name="T7">- abre a </text:span><text:span text:style-name="T8">praça</text:span><text:span text:style-name="T7"> no começo do dia para iniciar todas </text:span><text:span text:style-name="T16">o</text:span><text:span text:style-name="T7">s </text:span><text:span text:style-name="T16">guichê</text:span></text:p>
      <text:p text:style-name="P22"/>
      <text:p text:style-name="P12">fecha<text:span text:style-name="T14">r</text:span> local</text:p>
      <text:p text:style-name="P13"><text:span text:style-name="T7">- fecha a </text:span><text:span text:style-name="T8">praça</text:span><text:span text:style-name="T7"> ao final do dia para poder zerar as senhas e começar do zero na contagem</text:span></text:p>
      <text:p text:style-name="P12"/>
      <text:p text:style-name="P37">cria<text:span text:style-name="T14">r</text:span> <text:span text:style-name="T16">guichê</text:span></text:p>
      <text:p text:style-name="P22">- cria as mesas dos atendentes</text:p>
      <text:p text:style-name="P22"/>
      <text:p text:style-name="P37">exclui<text:span text:style-name="T14">r</text:span> <text:span text:style-name="T16">guichê</text:span></text:p>
      <text:p text:style-name="P22">- exclui a mesa criada anteriormente</text:p>
      <text:p text:style-name="P22"/>
      <text:p text:style-name="P12">cria<text:span text:style-name="T14">r</text:span> atendente</text:p>
      <text:p text:style-name="P13"><text:span text:style-name="T7">- </text:span><text:span text:style-name="T8">cria atendente</text:span></text:p>
      <text:p text:style-name="P23">- Só poderá existir um único gerente na praça</text:p>
      <text:p text:style-name="P22"/>
      <text:p text:style-name="P12">exclui<text:span text:style-name="T14">r</text:span> atendente</text:p>
      <text:p text:style-name="P24">- exclui o atendente criado</text:p>
      <text:p text:style-name="P24"><text:soft-page-break/></text:p>
      <text:p text:style-name="P12">exibi<text:span text:style-name="T14">r</text:span> relatórios</text:p>
      <text:p text:style-name="P24">- exibe relatórios diários, semanais, mensais e anuais</text:p>
      <text:p text:style-name="P24"/>
      <text:p text:style-name="P12">cria<text:span text:style-name="T14">r</text:span> tipo de senha</text:p>
      <text:p text:style-name="P24">- cria o tipo de senha que será usada para as chamadas (normal, serviço, prioritário...)</text:p>
      <text:p text:style-name="P12"/>
      <text:p text:style-name="P14">edita<text:span text:style-name="T14">r</text:span> tipo de senha</text:p>
      <text:p text:style-name="P24">- edita o tipo de senha</text:p>
      <text:p text:style-name="P24"/>
      <text:p text:style-name="P14">exclui<text:span text:style-name="T14">r</text:span> tipo de senha</text:p>
      <text:p text:style-name="P24">- exclui o tipo de senha</text:p>
      <text:p text:style-name="P24"/>
      <text:p text:style-name="P14">cadastra<text:span text:style-name="T14">r</text:span> perguntas</text:p>
      <text:p text:style-name="P24">- cadastra perguntas a serem respondida ao final do atendimento</text:p>
      <text:p text:style-name="P25"/>
      <text:p text:style-name="P14">edita<text:span text:style-name="T14">r</text:span> perguntas</text:p>
      <text:p text:style-name="P24">- edita perguntas</text:p>
      <text:p text:style-name="P24"/>
      <text:p text:style-name="P14">exclui<text:span text:style-name="T14">r</text:span> perguntas</text:p>
      <text:p text:style-name="P24">- exclui perguntas</text:p>
      <text:p text:style-name="P2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Atendente</text:p>
      <text:p text:style-name="P11"/>
      <text:p text:style-name="P14">inicia<text:span text:style-name="T14">r</text:span> atendimento</text:p>
      <text:p text:style-name="P36"><text:span text:style-name="T16">- para iniciar o atendimento</text:span></text:p>
      <text:p text:style-name="P36"><text:span text:style-name="T16"/></text:p>
      <text:p text:style-name="P14">encerra<text:span text:style-name="T14">r</text:span> atendimento</text:p>
      <text:p text:style-name="P36"><text:span text:style-name="T16">- encerra o atendimento atual</text:span></text:p>
      <text:p text:style-name="P36"><text:span text:style-name="T16"/></text:p>
      <text:p text:style-name="P14">abr<text:span text:style-name="T14">ir</text:span> <text:bookmark-start text:name="__DdeLink__287_1798101095"/><text:span text:style-name="T16">guichê</text:span><text:bookmark-end text:name="__DdeLink__287_1798101095"/></text:p>
      <text:p text:style-name="P36"><text:span text:style-name="T16">- entra no sistema com seu login e senha e ao validar escolhe uma mesa para iniciar atendimento </text:span></text:p>
      <text:p text:style-name="P36"><text:span text:style-name="T16"/></text:p>
      <text:p text:style-name="P36">fecha<text:span text:style-name="T14">r</text:span> <text:span text:style-name="T16">guichê</text:span></text:p>
      <text:p text:style-name="P36"><text:span text:style-name="T16">- fecha mesa e sai do sistema</text:span></text:p>
      <text:p text:style-name="P14"/>
      <text:p text:style-name="P14">pausa<text:span text:style-name="T14">r</text:span> atendimento</text:p>
      <text:p text:style-name="P36"><text:span text:style-name="T16">- pausa o atendimento atual para fazer outra coisa temporariamente (ir ao banheiro, por exemplo)</text:span></text:p>
      <text:p text:style-name="P36"><text:span text:style-name="T16"/></text:p>
      <text:p text:style-name="P14">encaminha<text:span text:style-name="T14">r</text:span> senha</text:p>
      <text:p text:style-name="P36"><text:span text:style-name="T16">- encaminha senha para outro guichê</text:span></text:p>
      <text:p text:style-name="P36"><text:span text:style-name="T16"/></text:p>
      <text:p text:style-name="P15">inicia<text:span text:style-name="T14">r</text:span> perguntas</text:p>
      <text:p text:style-name="P35"><text:span text:style-name="T18">- após ter atendido ao requerimento do cliente, antes de encerrar o atendimento o cliente responde, caso queira, a um questionário proposto pelo gerente</text:span></text:p>
      <text:p text:style-name="P15"><text:soft-page-break/></text:p>
      <text:p text:style-name="P15">encerra<text:span text:style-name="T14">r</text:span> perguntas</text:p>
      <text:p text:style-name="P35"><text:span text:style-name="T18">- após ter respondido as perguntas o atendente finaliza e automaticamente é registrado no relatório</text:span></text:p>
      <text:p text:style-name="P15"/>
      <text:p text:style-name="P33"><text:span text:style-name="T14">agendar atendimento</text:span></text:p>
      <text:p text:style-name="P35"><text:span text:style-name="T18">- o atendente agenda um atendimento pra uma hora específica</text:span></text:p>
      <text:p text:style-name="P35"><text:span text:style-name="T18"/></text:p>
      <text:p text:style-name="P33"><text:span text:style-name="T14">verificar agendamento</text:span></text:p>
      <text:p text:style-name="P35"><text:span text:style-name="T18">- verifica se há agendamento marcado para a hora requerida</text:span></text:p>
      <text:p text:style-name="P35"><text:span text:style-name="T18"/></text:p>
      <text:p text:style-name="P33"><text:span text:style-name="T14">cancelar agendamento</text:span></text:p>
      <text:p text:style-name="P35"><text:span text:style-name="T18">- cancela o agendamento caso necessário</text:span></text:p>
      <text:p text:style-name="P35"><text:span text:style-name="T18"/></text:p>
      <text:p text:style-name="P34"><text:span text:style-name="T16">procurar agendamento</text:span></text:p>
      <text:p text:style-name="P35"><text:span text:style-name="T18">- busca os agendamentos existentes</text:span></text:p>
      <text:p text:style-name="P35"><text:span text:style-name="T18"/></text:p>
      <text:p text:style-name="P35"><text:span text:style-name="T18"/></text:p>
      <text:p text:style-name="P14"/>
      <text:p text:style-name="P11">Painel</text:p>
      <text:p text:style-name="P16">chama<text:span text:style-name="T15">r</text:span> senha</text:p>
      <text:p text:style-name="P17"/>
      <text:p text:style-name="P17"/>
      <text:p text:style-name="P11">Usuário</text:p>
      <text:p text:style-name="P16">retira<text:span text:style-name="T15">r</text:span> senha</text:p>
      <text:p text:style-name="P16">responde<text:span text:style-name="T15">r</text:span> perguntas</text:p>
      <text:p text:style-name="P17"/>
      <text:p text:style-name="P17"/>
      <text:p text:style-name="P11">Emissor</text:p>
      <text:p text:style-name="P16">emit<text:span text:style-name="T15">ir</text:span> senha</text:p>
      <text:p text:style-name="P16"/>
      <text:p text:style-name="P16"/>
      <text:p text:style-name="P16"/>
      <text:p text:style-name="P16"/>
      <text:p text:style-name="P16"/>
      <text:p text:style-name="P6">Fluxo de eventos</text:p>
      <text:p text:style-name="P12"/>
      <text:p text:style-name="P2"><text:span text:style-name="T5">O cliente <text:s/>retira uma senha </text:span><text:span text:style-name="T6">e o emissor responde emitindo uma senha</text:span></text:p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3:48:00</meta:creation-date>
    <dc:date>2013-02-07T17:02:25</dc:date>
    <meta:editing-duration>P2DT21H21M40S</meta:editing-duration>
    <meta:editing-cycles>10</meta:editing-cycles>
    <meta:generator>LibreOffice/3.6$Linux_x86 LibreOffice_project/360m1$Build-2</meta:generator>
    <meta:document-statistic meta:table-count="0" meta:image-count="0" meta:object-count="0" meta:page-count="3" meta:paragraph-count="74" meta:word-count="464" meta:character-count="2791" meta:non-whitespace-character-count="2396"/>
  </office:meta>
</office:document-meta>
</file>